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3794" officeooo:paragraph-rsid="000f3794"/>
    </style:style>
    <style:style style:name="P2" style:family="paragraph" style:parent-style-name="Standard">
      <style:text-properties fo:font-weight="bold" officeooo:rsid="000f3794" officeooo:paragraph-rsid="000f3794" style:font-weight-asian="bold" style:font-weight-complex="bold"/>
    </style:style>
    <style:style style:name="P3" style:family="paragraph" style:parent-style-name="Standard">
      <style:text-properties fo:font-weight="bold" officeooo:rsid="00104c7e" officeooo:paragraph-rsid="00104c7e" style:font-weight-asian="bold" style:font-weight-complex="bold"/>
    </style:style>
    <style:style style:name="P4" style:family="paragraph" style:parent-style-name="Standard">
      <style:text-properties fo:font-weight="bold" officeooo:rsid="00109c5c" officeooo:paragraph-rsid="00109c5c" style:font-weight-asian="bold" style:font-weight-complex="bold"/>
    </style:style>
    <style:style style:name="P5" style:family="paragraph" style:parent-style-name="Standard">
      <style:text-properties fo:font-weight="bold" officeooo:rsid="0011303d" officeooo:paragraph-rsid="0011303d" style:font-weight-asian="bold" style:font-weight-complex="bold"/>
    </style:style>
    <style:style style:name="P6" style:family="paragraph" style:parent-style-name="Standard">
      <style:text-properties fo:font-weight="bold" officeooo:rsid="0012f35c" officeooo:paragraph-rsid="0012f35c" style:font-weight-asian="bold" style:font-weight-complex="bold"/>
    </style:style>
    <style:style style:name="P7" style:family="paragraph" style:parent-style-name="Standard">
      <style:text-properties fo:font-weight="bold" officeooo:rsid="00139b29" officeooo:paragraph-rsid="00139b29" style:font-weight-asian="bold" style:font-weight-complex="bold"/>
    </style:style>
    <style:style style:name="P8" style:family="paragraph" style:parent-style-name="Standard">
      <style:text-properties fo:font-weight="bold" officeooo:rsid="00153e08" officeooo:paragraph-rsid="00153e08" style:font-weight-asian="bold" style:font-weight-complex="bold"/>
    </style:style>
    <style:style style:name="P9" style:family="paragraph" style:parent-style-name="Standard">
      <style:text-properties fo:font-weight="bold" officeooo:rsid="0017be96" officeooo:paragraph-rsid="0017be96" style:font-weight-asian="bold" style:font-weight-complex="bold"/>
    </style:style>
    <style:style style:name="P10" style:family="paragraph" style:parent-style-name="Standard">
      <style:text-properties fo:font-weight="bold" officeooo:rsid="001bcee0" officeooo:paragraph-rsid="001bcee0" style:font-weight-asian="bold" style:font-weight-complex="bold"/>
    </style:style>
    <style:style style:name="P11" style:family="paragraph" style:parent-style-name="Standard">
      <style:text-properties fo:font-weight="bold" officeooo:rsid="001eafef" officeooo:paragraph-rsid="001eafef" style:font-weight-asian="bold" style:font-weight-complex="bold"/>
    </style:style>
    <style:style style:name="P12" style:family="paragraph" style:parent-style-name="Standard">
      <style:text-properties fo:font-weight="normal" officeooo:rsid="000f3794" officeooo:paragraph-rsid="000f3794" style:font-weight-asian="normal" style:font-weight-complex="normal"/>
    </style:style>
    <style:style style:name="P13" style:family="paragraph" style:parent-style-name="Standard">
      <style:text-properties fo:font-weight="normal" officeooo:rsid="00104c7e" officeooo:paragraph-rsid="00104c7e" style:font-weight-asian="normal" style:font-weight-complex="normal"/>
    </style:style>
    <style:style style:name="P14" style:family="paragraph" style:parent-style-name="Standard">
      <style:text-properties fo:font-weight="normal" officeooo:rsid="00104c7e" officeooo:paragraph-rsid="00109c5c" style:font-weight-asian="normal" style:font-weight-complex="normal"/>
    </style:style>
    <style:style style:name="P15" style:family="paragraph" style:parent-style-name="Standard">
      <style:text-properties fo:font-weight="normal" officeooo:rsid="00109c5c" officeooo:paragraph-rsid="00109c5c" style:font-weight-asian="normal" style:font-weight-complex="normal"/>
    </style:style>
    <style:style style:name="P16" style:family="paragraph" style:parent-style-name="Standard">
      <style:text-properties fo:font-weight="normal" officeooo:rsid="0011303d" officeooo:paragraph-rsid="0011303d" style:font-weight-asian="normal" style:font-weight-complex="normal"/>
    </style:style>
    <style:style style:name="P17" style:family="paragraph" style:parent-style-name="Standard">
      <style:text-properties fo:font-weight="normal" officeooo:rsid="0012f35c" officeooo:paragraph-rsid="0012f35c" style:font-weight-asian="normal" style:font-weight-complex="normal"/>
    </style:style>
    <style:style style:name="P18" style:family="paragraph" style:parent-style-name="Standard">
      <style:text-properties fo:font-weight="normal" officeooo:rsid="00139b29" officeooo:paragraph-rsid="00139b29" style:font-weight-asian="normal" style:font-weight-complex="normal"/>
    </style:style>
    <style:style style:name="P19" style:family="paragraph" style:parent-style-name="Standard">
      <style:text-properties fo:font-weight="normal" officeooo:rsid="00153e08" officeooo:paragraph-rsid="00153e08" style:font-weight-asian="normal" style:font-weight-complex="normal"/>
    </style:style>
    <style:style style:name="P20" style:family="paragraph" style:parent-style-name="Standard">
      <style:text-properties fo:font-weight="normal" officeooo:rsid="0018bd5b" officeooo:paragraph-rsid="0018bd5b" style:font-weight-asian="normal" style:font-weight-complex="normal"/>
    </style:style>
    <style:style style:name="P21" style:family="paragraph" style:parent-style-name="Standard">
      <style:text-properties fo:font-weight="normal" officeooo:rsid="001bcee0" officeooo:paragraph-rsid="001bcee0" style:font-weight-asian="normal" style:font-weight-complex="normal"/>
    </style:style>
    <style:style style:name="P22" style:family="paragraph" style:parent-style-name="Standard">
      <style:text-properties fo:font-weight="normal" officeooo:rsid="0017be96" officeooo:paragraph-rsid="0017be96" style:font-weight-asian="normal" style:font-weight-complex="normal"/>
    </style:style>
    <style:style style:name="P23" style:family="paragraph" style:parent-style-name="Standard">
      <style:text-properties fo:font-weight="normal" officeooo:rsid="001eafef" officeooo:paragraph-rsid="001eafef" style:font-weight-asian="normal" style:font-weight-complex="normal"/>
    </style:style>
    <style:style style:name="P24" style:family="paragraph" style:parent-style-name="Standard">
      <style:text-properties fo:font-weight="normal" officeooo:rsid="001c5139" officeooo:paragraph-rsid="001bcee0" style:font-weight-asian="normal" style:font-weight-complex="normal"/>
    </style:style>
    <style:style style:name="P25" style:family="paragraph" style:parent-style-name="Standard">
      <style:text-properties fo:font-weight="normal" officeooo:rsid="001c7b93" officeooo:paragraph-rsid="001bcee0" style:font-weight-asian="normal" style:font-weight-complex="normal"/>
    </style:style>
    <style:style style:name="P26" style:family="paragraph" style:parent-style-name="Preformatted_20_Text">
      <style:text-properties fo:font-weight="normal" officeooo:rsid="00153e08" officeooo:paragraph-rsid="00153e08" style:font-weight-asian="normal" style:font-weight-complex="normal"/>
    </style:style>
    <style:style style:name="P27" style:family="paragraph" style:parent-style-name="Standard">
      <style:text-properties fo:font-weight="bold" officeooo:rsid="00268937" officeooo:paragraph-rsid="00286396" style:font-weight-asian="bold" style:font-weight-complex="bold"/>
    </style:style>
    <style:style style:name="P28" style:family="paragraph" style:parent-style-name="Standard">
      <style:text-properties fo:font-weight="bold" officeooo:rsid="00242da3" officeooo:paragraph-rsid="00286396" style:font-weight-asian="bold" style:font-weight-complex="bold"/>
    </style:style>
    <style:style style:name="P29" style:family="paragraph" style:parent-style-name="Standard">
      <style:text-properties fo:font-weight="bold" officeooo:rsid="00258c85" officeooo:paragraph-rsid="00286396" style:font-weight-asian="bold" style:font-weight-complex="bold"/>
    </style:style>
    <style:style style:name="P30" style:family="paragraph" style:parent-style-name="Standard">
      <style:text-properties fo:font-weight="bold" officeooo:rsid="00286396" officeooo:paragraph-rsid="00286396" style:font-weight-asian="bold" style:font-weight-complex="bold"/>
    </style:style>
    <style:style style:name="P31" style:family="paragraph" style:parent-style-name="Standard">
      <style:text-properties fo:font-weight="normal" officeooo:rsid="001eafef" officeooo:paragraph-rsid="001eafef" style:font-weight-asian="normal" style:font-weight-complex="normal"/>
    </style:style>
    <style:style style:name="P32" style:family="paragraph" style:parent-style-name="Standard">
      <style:text-properties fo:font-weight="normal" officeooo:rsid="00286396" officeooo:paragraph-rsid="0028639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1303d" style:font-weight-asian="bold" style:font-weight-complex="bold"/>
    </style:style>
    <style:style style:name="T3" style:family="text">
      <style:text-properties fo:font-weight="bold" officeooo:rsid="001b49d6" style:font-weight-asian="bold" style:font-weight-complex="bold"/>
    </style:style>
    <style:style style:name="T4" style:family="text">
      <style:text-properties fo:font-weight="bold" officeooo:rsid="00204747" style:font-weight-asian="bold" style:font-weight-complex="bold"/>
    </style:style>
    <style:style style:name="T5" style:family="text">
      <style:text-properties fo:font-weight="bold" officeooo:rsid="002223a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8bd5b" style:font-weight-asian="normal" style:font-weight-complex="normal"/>
    </style:style>
    <style:style style:name="T8" style:family="text">
      <style:text-properties fo:font-weight="normal" officeooo:rsid="001c5139" style:font-weight-asian="normal" style:font-weight-complex="normal"/>
    </style:style>
    <style:style style:name="T9" style:family="text">
      <style:text-properties fo:font-weight="normal" officeooo:rsid="001c7b93" style:font-weight-asian="normal" style:font-weight-complex="normal"/>
    </style:style>
    <style:style style:name="T10" style:family="text">
      <style:text-properties fo:font-weight="normal" officeooo:rsid="00219b7c" style:font-weight-asian="normal" style:font-weight-complex="normal"/>
    </style:style>
    <style:style style:name="T11" style:family="text">
      <style:text-properties fo:font-weight="normal" officeooo:rsid="00286396" style:font-weight-asian="normal" style:font-weight-complex="normal"/>
    </style:style>
    <style:style style:name="T12" style:family="text">
      <style:text-properties officeooo:rsid="00104c7e"/>
    </style:style>
    <style:style style:name="T13" style:family="text">
      <style:text-properties officeooo:rsid="00109c5c"/>
    </style:style>
    <style:style style:name="T14" style:family="text">
      <style:text-properties officeooo:rsid="0011303d"/>
    </style:style>
    <style:style style:name="T15" style:family="text">
      <style:text-properties officeooo:rsid="00139b29"/>
    </style:style>
    <style:style style:name="T16" style:family="text">
      <style:text-properties officeooo:rsid="0015c2ec"/>
    </style:style>
    <style:style style:name="T17" style:family="text">
      <style:text-properties officeooo:rsid="0018bd5b"/>
    </style:style>
    <style:style style:name="T18" style:family="text">
      <style:text-properties officeooo:rsid="001b49d6"/>
    </style:style>
    <style:style style:name="T19" style:family="text">
      <style:text-properties officeooo:rsid="001c5139"/>
    </style:style>
    <style:style style:name="T20" style:family="text">
      <style:text-properties officeooo:rsid="001c7b93"/>
    </style:style>
    <style:style style:name="T21" style:family="text">
      <style:text-properties officeooo:rsid="00204747"/>
    </style:style>
    <style:style style:name="T22" style:family="text">
      <style:text-properties officeooo:rsid="00219b7c"/>
    </style:style>
    <style:style style:name="T23" style:family="text">
      <style:text-properties officeooo:rsid="002223aa"/>
    </style:style>
    <style:style style:name="T24" style:family="text">
      <style:text-properties officeooo:rsid="002863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 Advanced Concepts</text:p>
      <text:p text:style-name="P1"/>
      <text:p text:style-name="P4">Encapsulation</text:p>
      <text:p text:style-name="P4">- <text:span text:style-name="T6">is a technique in OOP in which varaiables and methods are wrapped in a single class.</text:span></text:p>
      <text:p text:style-name="P4"><text:span text:style-name="T6">- in this technique, variables of the class are hidden from other classes and can only be set and returned through its own methods, also know as </text:span>setter<text:span text:style-name="T6"> and </text:span>getter <text:span text:style-name="T6">methods. This is also know as </text:span>data hiding.</text:p>
      <text:p text:style-name="P4">- <text:span text:style-name="T6">you must declared your variables as </text:span>private <text:span text:style-name="T6"><text:s/>and provide </text:span>public<text:span text:style-name="T6"> setter and getter methods.</text:span></text:p>
      <text:p text:style-name="P15">- its advantages include: 1) fields of a class can be made read/write only. 2) the class can have total control over its fields</text:p>
      <text:p text:style-name="P2"/>
      <text:p text:style-name="P2">Inheritance</text:p>
      <text:p text:style-name="P12">- it is the process where in a class inherits the processes/methods of another class</text:p>
      <text:p text:style-name="P12">- the class who inherits is called the <text:span text:style-name="T1">subclass / derived class</text:span></text:p>
      <text:p text:style-name="P12">- the class whose properties are inherited is called the <text:span text:style-name="T1">super / parent / base class</text:span></text:p>
      <text:p text:style-name="P12"><text:span text:style-name="T1">- extends </text:span>is the keyword used to use this technique</text:p>
      <text:p text:style-name="P12"/>
      <text:p text:style-name="P12">ex: class Rectangle extends Shape { <text:s/>… }</text:p>
      <text:p text:style-name="P12"/>
      <text:p text:style-name="P12">- the keyword <text:span text:style-name="T1">super </text:span>is used to invoke the constructor of the parent class within the subclass</text:p>
      <text:p text:style-name="P12">- a subclass can <text:span text:style-name="T1">override</text:span> a method of its parent class for specfying its own behavior</text:p>
      <text:p text:style-name="P12">- <text:span text:style-name="T12">the advantage of using this technique is code reuse, and you'll be able to maintain a hierarchal structure of your classes.</text:span></text:p>
      <text:p text:style-name="P12"/>
      <text:p text:style-name="P2">Polymorphism</text:p>
      <text:p text:style-name="P12">- it is the ability of an object to take many forms<text:line-break/><text:span text:style-name="T17">ex:</text:span></text:p>
      <text:p text:style-name="P20">class Dog extends Animal { }</text:p>
      <text:p text:style-name="P20">Animal animal = new Dog();</text:p>
      <text:p text:style-name="P20">Dog dog = new Dog();</text:p>
      <text:p text:style-name="P20"/>
      <text:p text:style-name="P12">- <text:span text:style-name="T12">this can also be applied to methods, wherein this methods have varying number of parameters.</text:span></text:p>
      <text:p text:style-name="P12">- <text:span text:style-name="T12">method overriding is also included in this concept as discussed in the Inheritance concept.</text:span></text:p>
      <text:p text:style-name="P12"/>
      <text:p text:style-name="P3">Abstractions</text:p>
      <text:p text:style-name="P13">- it is the process of <text:span text:style-name="T1">hiding</text:span> implementation details from a user, and the user will only know what the object will do, not how the object will do it. Abstraction is achived through abstract and interface classes.</text:p>
      <text:p text:style-name="P13">- a class will be declared as abstrac<text:span text:style-name="T16">t</text:span> throught the keyword <text:span text:style-name="T1">Abstract</text:span></text:p>
      <text:p text:style-name="P13"><text:span text:style-name="T1">- </text:span>Abstract classes may or may not contain methods, and/or methods without body. <text:span text:style-name="T13">This is useful if you want the child class to implement the method.</text:span></text:p>
      <text:p text:style-name="P13"/>
      <text:p text:style-name="P14">ex: public void getRow();</text:p>
      <text:p text:style-name="P14"/>
      <text:p text:style-name="P14">- <text:span text:style-name="T13">if a class has at least one abstract method, then the class should be declared abstract</text:span></text:p>
      <text:p text:style-name="P14">- <text:span text:style-name="T13">an abstract class cannot be instantiated</text:span></text:p>
      <text:p text:style-name="P14">- <text:span text:style-name="T13">you can use an abstract class by inheriting from it and providing implementations to its methods.</text:span></text:p>
      <text:p text:style-name="P14"/>
      <text:p text:style-name="P4">Interfaces</text:p>
      <text:p text:style-name="P15">- <text:span text:style-name="T14">an interface is a collection of</text:span><text:span text:style-name="T2"> abstract methods</text:span></text:p>
      <text:p text:style-name="P15"><text:soft-page-break/>- <text:span text:style-name="T14">a class that implements an interface inherits the abstract methods of a class.</text:span></text:p>
      <text:p text:style-name="P15">- <text:span text:style-name="T14">an interface may contain </text:span><text:span text:style-name="T2">constants, default methods, static methods </text:span><text:span text:style-name="T14">and </text:span><text:span text:style-name="T2">nested ypes.</text:span></text:p>
      <text:p text:style-name="P16">- a <text:span text:style-name="T1">class </text:span>describes the attributes and behavior of an object whereas an <text:span text:style-name="T1">interface </text:span><text:s/>contains the behaviors and a class implements it. All the methods of the interface need to be defined in the class.</text:p>
      <text:p text:style-name="P16"/>
      <text:p text:style-name="P16">- an interface cannot be instantiated</text:p>
      <text:p text:style-name="P16">- it cannot contain any constructors</text:p>
      <text:p text:style-name="P16">- all methods of an interface are <text:span text:style-name="T1">abstract</text:span></text:p>
      <text:p text:style-name="P16"><text:span text:style-name="T1">- </text:span>the fields that can only be declared in an interface are both static and final</text:p>
      <text:p text:style-name="P16">- use <text:span text:style-name="T1">implements </text:span><text:s/>keyword to implement an interface</text:p>
      <text:p text:style-name="P16"/>
      <text:p text:style-name="P5">Packages</text:p>
      <text:p text:style-name="P16">- are used to prevent naming conflicts, to control access, make searching, locating and grouping of related classes and provide access proteection</text:p>
      <text:p text:style-name="P16"/>
      <text:p text:style-name="P6"/>
      <text:p text:style-name="P6"><text:span text:style-name="T15">Basic </text:span>Data Structures</text:p>
      <text:p text:style-name="P6"/>
      <text:p text:style-name="P6">1. Vector</text:p>
      <text:p text:style-name="P17">- is a traditional Java array that can grow as necessary to accommodate new elements</text:p>
      <text:p text:style-name="P17">- its elements can be accesed by index</text:p>
      <text:p text:style-name="P17"/>
      <text:p text:style-name="P6">2. Stacks</text:p>
      <text:p text:style-name="P17">- implements LIFO(last-in-first-out)</text:p>
      <text:p text:style-name="P17"/>
      <text:p text:style-name="P6">3. Queues</text:p>
      <text:p text:style-name="P17">- implements FIFO (first-in-first-out)</text:p>
      <text:p text:style-name="P17"/>
      <text:p text:style-name="P6">4. Hashtable</text:p>
      <text:p text:style-name="P6">- <text:span text:style-name="T6">provides a means of organizing data based on some user-defined key-</text:span><text:span text:style-name="T10">value</text:span><text:span text:style-name="T6"> structure.</text:span></text:p>
      <text:p text:style-name="P6"/>
      <text:p text:style-name="P6"/>
      <text:p text:style-name="P6">Collections</text:p>
      <text:p text:style-name="P6"/>
      <text:p text:style-name="P6">1. <text:span text:style-name="T15">Set</text:span></text:p>
      <text:p text:style-name="P7">- <text:span text:style-name="T6">a collection that does not contain any duplicate element.</text:span></text:p>
      <text:p text:style-name="P7"/>
      <text:p text:style-name="P7">2. SortedSet</text:p>
      <text:p text:style-name="P18">- a collection that does not contain any dupl<text:span text:style-name="T22">i</text:span>cate elements and the elements are ordered using their natural ordering or through a comparator</text:p>
      <text:p text:style-name="P18"/>
      <text:p text:style-name="P7">3. List</text:p>
      <text:p text:style-name="P18">- a collection that stores elements in sequence and allow duplicates. The elements can be accessed by index and search elements in the list.</text:p>
      <text:p text:style-name="P6"/>
      <text:p text:style-name="P7">4. Bag Collections</text:p>
      <text:p text:style-name="P18">- a collection that stores elements without caring about the sequencing and allows duplicates in the list.</text:p>
      <text:p text:style-name="P18"/>
      <text:p text:style-name="P18"/>
      <text:p text:style-name="P7"><text:soft-page-break/>5. Map / Hashmap</text:p>
      <text:p text:style-name="P7">- <text:span text:style-name="T6">a collection that stores elements in key-value pairs and does not allow duplicate elements in the list.</text:span></text:p>
      <text:p text:style-name="P7"/>
      <text:p text:style-name="P7">6. SortedMap / TreeMap</text:p>
      <text:p text:style-name="P18">- a collection similar to a map that stores key-value pairs and provides total ordering on its keys.</text:p>
      <text:p text:style-name="P18"/>
      <text:p text:style-name="P8">Generic Classes</text:p>
      <text:p text:style-name="P19">- is defined with the following format:</text:p>
      <text:p text:style-name="P19"/>
      <text:p text:style-name="P26">class name&lt;T1, T2, ..., Tn&gt; { /* ... */ }</text:p>
      <text:p text:style-name="P19"/>
      <text:p text:style-name="P19">- the type parameter section (&lt;&gt;) follows the class name, it specifies the type parameters/type variables.</text:p>
      <text:p text:style-name="P19">- <text:s/>the type T can be used anywhere inside the class.</text:p>
      <text:p text:style-name="P19">-A type variable can be any non-primitive type.</text:p>
      <text:p text:style-name="P19"/>
      <text:p text:style-name="P19"/>
      <text:p text:style-name="P10">Ways to Iterate over Lists</text:p>
      <text:p text:style-name="P10"/>
      <text:p text:style-name="P21">1. For loop</text:p>
      <text:p text:style-name="P21">2. Advanced For loop / For each</text:p>
      <text:p text:style-name="P21">3. Iterator</text:p>
      <text:p text:style-name="P21">4. While Loop</text:p>
      <text:p text:style-name="P8"/>
      <text:p text:style-name="P9">Design Concepts</text:p>
      <text:p text:style-name="P9"/>
      <text:p text:style-name="P9">1. Introduction</text:p>
      <text:p text:style-name="P9">-<text:span text:style-name="T6"> subclasses that inherits un-needed methods from its superclass can override the method, if its not needed. </text:span><text:span text:style-name="T7">However, this may be inefficient if there are lots of subclasses inherting from the super class.</text:span></text:p>
      <text:p text:style-name="P9"><text:span text:style-name="T7">- </text:span><text:span text:style-name="T17">interfaces </text:span><text:span text:style-name="T7">can be used, so that only classes that needs a certain method can implement it in their own way. However, since each class can implement it, there's no code reuse.</text:span></text:p>
      <text:p text:style-name="P22">- <text:span text:style-name="T3">Composition Over Inheritance: </text:span><text:span text:style-name="T18">composition is a technique when you put 2 or more classes togethere from an interface, this enables flexibility in implementing certain methods for a subclass. It allows you to encapsulate an algorithm into their own set of class.</text:span></text:p>
      <text:p text:style-name="P22"/>
      <text:p text:style-name="P10">2. The Observer Method</text:p>
      <text:p text:style-name="P10">- <text:span text:style-name="T6">patterns allow you to say more with less</text:span></text:p>
      <text:p text:style-name="P21">- talking about software systems using patterns allows yo to keep the discussion at the design level.</text:p>
      <text:p text:style-name="P21">- shared vocabularies can turbo change your development team.</text:p>
      <text:p text:style-name="P21">- shared vocabularies encourage more junior developers to get up to speed.</text:p>
      <text:p text:style-name="P10"><text:span text:style-name="T6">- </text:span><text:span text:style-name="T19">Subject object –</text:span><text:span text:style-name="T8"> the object that manages some bit of data</text:span></text:p>
      <text:p text:style-name="P10"><text:span text:style-name="T8">- </text:span><text:span text:style-name="T19">Observer Object –</text:span><text:span text:style-name="T8"> get updates from the subject (as its data changes)</text:span></text:p>
      <text:p text:style-name="P24">- useful when there is a subject-observer relationship where the observer gets notified when the subject's data changes</text:p>
      <text:p text:style-name="P24">- the subject notifies other observers whenever there is new subject added.</text:p>
      <text:p text:style-name="P10"><text:span text:style-name="T8">- the observer pattern defines </text:span><text:span text:style-name="T19">one-to-many </text:span><text:span text:style-name="T8">dependency between objects so that when one object changes state, all of its dependents are notified and updated automatically.</text:span></text:p>
      <text:p text:style-name="P10"><text:span text:style-name="T8">- </text:span><text:span text:style-name="T20">Loose Coupling –</text:span><text:span text:style-name="T9"> when 2 objects are loosely coupled, they can interact but have very little knowledge of each other. The Observer pattern provides an object design where subjects and observers are loosely coupled.</text:span></text:p>
      <text:p text:style-name="P10"><text:soft-page-break/>- <text:span text:style-name="T20">Advantages of Loose Coupling</text:span><text:span text:style-name="T9">: 1) The only thing the subject knows about an observer is that it implements a certain interface. 2) We can add new observers any time. 3) We never need to modify the subject to add new type of observers. 3) We can reuse subjects or observers independently of each other. 4) Changes to either the subject or an observer will not affect the other.</text:span></text:p>
      <text:p text:style-name="P25">- Loosely coupled designs allow us to build flexible OO systems that can handle change because they minimize the interdependency between objects.</text:p>
      <text:p text:style-name="P10"/>
      <text:p text:style-name="P11">3. The Decorator Pattern / Decorating Objects</text:p>
      <text:p text:style-name="P23">- <text:span text:style-name="T4">The Open-Closed Principle </text:span><text:span text:style-name="T21">- <text:s/>classes should be open for extension, but closed for modification</text:span></text:p>
      <text:p text:style-name="P23">- <text:span text:style-name="T5">The Decorator Pattern </text:span><text:span text:style-name="T23">attaches additional responsibilities to an object dynamically. Decorators provide a flexible alternative to subclassing for extending functionality.</text:span></text:p>
      <text:p text:style-name="P23"/>
      <text:p text:style-name="P23"/>
      <text:p text:style-name="P23"/>
      <text:p text:style-name="P28"/>
      <text:p text:style-name="P29">What is reflection in java</text:p>
      <text:p text:style-name="P29">- <text:span text:style-name="T11">the name reflection is used to describe code which is able to inspect other code in the same system(or itself)</text:span></text:p>
      <text:p text:style-name="P29"/>
      <text:p text:style-name="P27">What is guava and its functions</text:p>
      <text:p text:style-name="P30">- <text:span text:style-name="T6">is an open source, Java based library developed by Google. It provides utility methods for collections, caching, primitives support, concurrency, common annotations, string processing, I/O and validations.</text:span></text:p>
      <text:p text:style-name="P30"><text:span text:style-name="T6">Guava provides the following collections:</text:span></text:p>
      <text:p text:style-name="P30"><text:span text:style-name="T6">1. Multiset – functions include add, contains, containsAll, count, elementSet, entrSet, equals, hashCode, iterator, remove, removeAll, retainAll, setCount, toString.</text:span></text:p>
      <text:p text:style-name="P30"><text:span text:style-name="T6">2. MultiMap – functions include asMap, clear, containsEntry, containsKey, containsValue, entries, equals, get, hashCode, isEmpty, keys, keySet, put, putAll, remove, removeAll, replaceValues, size, values</text:span></text:p>
      <text:p text:style-name="P30"><text:span text:style-name="T6">3. Bimap – functions include forcePut, inverse, put, putAll, values.</text:span></text:p>
      <text:p text:style-name="P32">4. Table – functions include cellSet, clear, column, columnKeySet, columnMap, contains, containsColumn, containsRow, containsValue, equals, get, hashCode, isEmpty, put, putAll, remove, row, rowKeySet, rowMap, size, values.</text:p>
      <text:p text:style-name="P30"><text:span text:style-name="T6"/></text:p>
      <text:p text:style-name="P27"/>
      <text:p text:style-name="P27"><text:span text:style-name="T24">W</text:span>hat is the use of optional in java 8</text:p>
      <text:p text:style-name="P27"><text:span text:style-name="T6">- </text:span><text:span text:style-name="T11">Optional is a container object which is used to contain not-null objec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4:30:28.388573485</meta:creation-date>
    <dc:date>2016-08-23T17:26:51.363494318</dc:date>
    <meta:editing-duration>PT4H50M18S</meta:editing-duration>
    <meta:editing-cycles>8</meta:editing-cycles>
    <meta:generator>LibreOffice/4.2.8.2$Linux_x86 LibreOffice_project/420m0$Build-2</meta:generator>
    <meta:document-statistic meta:table-count="0" meta:image-count="0" meta:object-count="0" meta:page-count="4" meta:paragraph-count="108" meta:word-count="1363" meta:character-count="8207" meta:non-whitespace-character-count="6938"/>
  </office:meta>
</office:document-meta>
</file>